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50000019E36CD4D1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4pt" fo:font-weight="bold" style:font-name-asian="Helvetica-Bold" style:font-size-asian="14pt" style:font-weight-asian="bold" style:font-name-complex="Helvetica-Bold" style:font-size-complex="14pt" style:font-weight-complex="bold"/>
    </style:style>
    <style:style style:name="P8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2c6cf" style:font-size-asian="14pt" style:font-size-complex="14pt"/>
    </style:style>
    <style:style style:name="P9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Footer">
      <style:paragraph-properties style:snap-to-layout-grid="false">
        <style:tab-stops>
          <style:tab-stop style:position="3in" style:type="center"/>
          <style:tab-stop style:position="6.5in" style:type="right"/>
        </style:tab-stops>
      </style:paragraph-properties>
      <style:text-properties style:use-window-font-color="true" style:font-name="ArialMT" fo:font-size="14pt" fo:font-weight="bold" style:font-name-asian="ArialMT" style:font-size-asian="14pt" style:font-weight-asian="bold" style:font-name-complex="ArialMT" style:font-size-complex="14pt" style:font-weight-complex="bold"/>
    </style:style>
    <style:style style:name="P12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3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use-window-font-color="true" style:font-name="Helvetica-Bold" fo:font-size="24pt" fo:font-weight="bold" style:font-name-asian="Helvetica-Bold" style:font-size-asian="24pt" style:font-weight-asian="bold" style:font-name-complex="Helvetica-Bold" style:font-size-complex="24pt" style:font-weight-complex="bold"/>
    </style:style>
    <style:style style:name="P16" style:family="paragraph" style:parent-style-name="Standard">
      <style:text-properties fo:font-size="12pt" fo:language="en" fo:country="US" style:font-size-asian="12pt" style:font-size-complex="12pt"/>
    </style:style>
    <style:style style:name="P17" style:family="paragraph" style:parent-style-name="Heading_20_1" style:master-page-name="First_20_Page">
      <style:paragraph-properties style:page-number="auto"/>
    </style:style>
    <style:style style:name="P18" style:family="paragraph" style:parent-style-name="Heading_20_1" style:master-page-name="First_20_Page">
      <style:paragraph-properties style:page-number="auto"/>
      <style:text-properties officeooo:paragraph-rsid="001159bb"/>
    </style:style>
    <style:style style:name="P19" style:family="paragraph" style:parent-style-name="Table_20_Contents">
      <style:text-properties fo:font-weight="bold" officeooo:rsid="000f67fd" officeooo:paragraph-rsid="0016571e" style:font-weight-asian="bold" style:font-weight-complex="bold"/>
    </style:style>
    <style:style style:name="P20" style:family="paragraph">
      <style:paragraph-properties style:writing-mode="lr-tb"/>
    </style:style>
    <style:style style:name="P21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Times New Roman" fo:font-size="12pt" style:font-name-asian="ArialMT" style:font-size-asian="12pt" style:font-name-complex="ArialMT" style:font-size-complex="12pt"/>
    </style:style>
    <style:style style:name="T5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6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9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T10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1" style:family="text">
      <style:text-properties fo:font-size="8pt" style:font-size-asian="8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officeooo:rsid="0007ca56"/>
    </style:style>
    <style:style style:name="T17" style:family="text"/>
    <style:style style:name="T18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40319439350400" text:id="ct140319439350400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40319451973744" text:id="ct140319451973744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40319452438576" text:id="ct140319452438576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8" text:outline-level="1"><text:change text:change-id="ct140319439350400"/>Adopted as a NMRA <text:span text:style-name="T16">Technical Note</text:span></text:h>
      </text:section>
      <text:p text:style-name="Standard">The OpenLCB Standard document appended to this cover sheet has been formally adopted as a NMRA Standard by the NMRA Board of Directors on the date shown in the <text:span text:style-name="T15">Adopted</text:span> column in the <text:span text:style-name="T14">Version History</text:span> table below.</text:p>
      <text:h text:style-name="Heading_20_1" text:outline-level="1"><text:change text:change-id="ct140319451973744"/><text:change-start text:change-id="ct140319452438576"/>Version History<text:change-end text:change-id="ct140319452438576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Sep 17, 2010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 prepared for Feb-2011 NMRA BoD meeting.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>Jun 11, 2012</text:span></text:span></text:p>
          </table:table-cell>
          <table:table-cell table:style-name="Table2.A2" office:value-type="string">
            <text:p text:style-name="Table_20_Contents">Aug 2, 2012</text:p>
          </table:table-cell>
          <table:table-cell table:style-name="Table2.C2" office:value-type="string">
            <text:p text:style-name="Table_20_Contents">Changes from <text:s/>Feb-2011, Jul-2011 &amp; Feb 2012 NMRA BoD meetings and community feedback. Formatting changes to facilitate adding a cover sheet and date disambiguation.</text:p>
          </table:table-cell>
        </table:table-row>
        <table:table-row>
          <table:table-cell table:style-name="Table2.A2" office:value-type="string">
            <text:p text:style-name="Table_20_Contents">Feb 17, 2015</text:p>
          </table:table-cell>
          <table:table-cell table:style-name="Table2.A2" office:value-type="string">
            <text:p text:style-name="P19"><text:span text:style-name="Page_20_Number"><text:span text:style-name="T4">Feb 20, 2016</text:span></text:span></text:p>
          </table:table-cell>
          <table:table-cell table:style-name="Table2.C2" office:value-type="string">
            <text:p text:style-name="Table_20_Contents">Changed title to “Layout Command Control”</text:p>
            <text:p text:style-name="Table_20_Contents">Changed document numbering and file name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loext:contextual-spacing="false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loext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loext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3.091in" style:rel-column-width="30438*"/>
    </style:style>
    <style:style style:name="Table1.B" style:family="table-column">
      <style:table-column-properties style:column-width="0.0451in" style:rel-column-width="444*"/>
    </style:style>
    <style:style style:name="Table1.C" style:family="table-column">
      <style:table-column-properties style:column-width="2.1167in" style:rel-column-width="208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Standard">
      <style:paragraph-properties fo:text-align="center" style:justify-single-word="false" style:snap-to-layout-grid="false"/>
      <style:text-properties style:use-window-font-color="true" style:font-name="Helvetica-Bold" fo:font-size="24pt" fo:font-weight="bold" style:font-name-asian="Helvetica-Bold" style:font-size-asian="24pt" style:font-weight-asian="bold" style:font-name-complex="Helvetica-Bold" style:font-size-complex="24pt" style:font-weight-complex="bold"/>
    </style:style>
    <style:style style:name="MP11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2" style:family="paragraph" style:parent-style-name="Footer">
      <style:paragraph-properties fo:text-align="center" style:justify-single-word="false"/>
    </style:style>
    <style:style style:name="MP13" style:family="paragraph" style:parent-style-name="Footer">
      <style:paragraph-properties style:snap-to-layout-grid="false">
        <style:tab-stops>
          <style:tab-stop style:position="3in" style:type="center"/>
          <style:tab-stop style:position="6.5in" style:type="right"/>
        </style:tab-stops>
      </style:paragraph-properties>
      <style:text-properties style:use-window-font-color="true" style:font-name="ArialMT" fo:font-size="14pt" fo:font-weight="bold" style:font-name-asian="ArialMT" style:font-size-asian="14pt" style:font-weight-asian="bold" style:font-name-complex="ArialMT" style:font-size-complex="14pt" style:font-weight-complex="bold"/>
    </style:style>
    <style:style style:name="MP14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2c6cf" style:font-size-asian="14pt" style:font-size-complex="14pt"/>
    </style:style>
    <style:style style:name="MP15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4pt" fo:font-weight="bold" style:font-name-asian="Helvetica-Bold" style:font-size-asian="14pt" style:font-weight-asian="bold" style:font-name-complex="Helvetica-Bold" style:font-size-complex="14pt" style:font-weight-complex="bold"/>
    </style:style>
    <style:style style:name="MP16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/>
    <style:style style:name="MT10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1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3" style:family="text">
      <style:text-properties fo:font-size="8pt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20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6-02-27T16:22:16.806164192" text:date-adjust="PT1440H00M00S">Apr 27, 2016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xml:id="ct140319451989376" text:id="ct140319451989376">
            <text:deletion>
              <office:change-info>
                <dc:creator>Bob Jacobsen</dc:creator>
                <dc:date>2010-10-06T22:58:00</dc:date>
              </office:change-info>
              <text:p text:style-name="MP10">N</text:p>
            </text:deletion>
          </text:changed-region>
          <text:changed-region xml:id="ct140319451693712" text:id="ct140319451693712">
            <text:deletion>
              <office:change-info>
                <dc:creator>Alex Shepherd</dc:creator>
                <dc:date>2012-05-28T01:11:00</dc:date>
              </office:change-info>
              <text:p text:style-name="MP13"><text:span text:style-name="Page_20_Number">17/09/10</text:span></text:p>
            </text:deletion>
          </text:changed-region>
          <text:changed-region xml:id="ct140319451696720" text:id="ct140319451696720">
            <text:deletion>
              <office:change-info>
                <dc:creator>Bob Jacobsen</dc:creator>
                <dc:date>2010-10-07T18:01:00</dc:date>
              </office:change-info>
              <text:p text:style-name="MP13"><text:span text:style-name="Page_20_Number"><text:date style:data-style-name="N120" text:date-value="2016-02-27T16:22:16.807405762">2/27/2016</text:date></text:span></text:p>
            </text:deletion>
          </text:changed-region>
          <text:changed-region xml:id="ct140319451694064" text:id="ct140319451694064">
            <text:deletion>
              <office:change-info>
                <dc:creator>Alex Shepherd</dc:creator>
                <dc:date>2012-05-28T01:12:00</dc:date>
              </office:change-info>
              <text:p text:style-name="MP15">Draft </text:p>
            </text:deletion>
          </text:changed-region>
          <text:changed-region xml:id="ct140319452368144" text:id="ct140319452368144">
            <text:deletion>
              <office:change-info>
                <dc:creator>Alex Shepherd</dc:creator>
                <dc:date>2012-05-28T01:11:00</dc:date>
              </office:change-info>
              <text:p text:style-name="MP15">x</text:p>
            </text:deletion>
          </text:changed-region>
          <text:changed-region xml:id="ct140319452086192" text:id="ct140319452086192">
            <text:insertion>
              <office:change-info>
                <dc:creator>Alex Shepherd</dc:creator>
                <dc:date>2012-05-28T01:11:00</dc:date>
              </office:change-info>
            </text:insertion>
          </text:changed-region>
        </text:tracked-changes>
        <text:p text:style-name="MP5"><draw:frame draw:style-name="Mfr1" draw:name="Image1" text:anchor-type="paragraph" svg:x="-0.078in" svg:y="0.3075in" svg:width="1.7965in" svg:height="1.7661in" draw:z-index="1"><draw:image xlink:href="Pictures/10000201000001A50000019E36CD4D1E.png" xlink:type="simple" xlink:show="embed" xlink:actuate="onLoad"/></draw:fram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</text:span><text:change text:change-id="ct140319451989376"/><text:span text:style-name="MT6">ontrol</text:span><text:span text:style-name="MT7">®</text:span><text:span text:style-name="MT6"> (LCC)</text:span><text:span text:style-name="MT8"> </text:span></text:p>
              <text:p text:style-name="MP11">CAN Physical Layer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2"><text:change text:change-id="ct140319451693712"/><text:change text:change-id="ct140319451696720"/><text:span text:style-name="Page_20_Number"><text:span text:style-name="MT10">Feb 17, 2015</text:span></text:span></text:p>
            </table:table-cell>
            <table:table-cell table:style-name="Table1.C1" office:value-type="string">
              <text:p text:style-name="MP14"><text:change text:change-id="ct140319451694064"/><text:span text:style-name="MT11">TN-</text:span><text:span text:style-name="MT12">9.</text:span><text:change text:change-id="ct140319452368144"/><text:change-start text:change-id="ct140319452086192"/><text:span text:style-name="MT12">7</text:span><text:change-end text:change-id="ct140319452086192"/><text:span text:style-name="MT12">.1.1</text:span></text:p>
            </table:table-cell>
          </table:table-row>
        </table:table>
        <text:p text:style-name="Header"/>
      </style:header>
      <style:footer>
        <text:p text:style-name="MP16"><text:span text:style-name="Page_20_Number"><text:span text:style-name="MT13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103</meta:editing-cycles>
    <meta:editing-duration>PT19H34M4S</meta:editing-duration>
    <meta:generator>LibreOffice/4.4.0.3$MacOSX_X86_64 LibreOffice_project/de093506bcdc5fafd9023ee680b8c60e3e0645d7</meta:generator>
    <dc:date>2016-02-27T16:22:16.661448000</dc:date>
    <meta:printed-by>Bob Jacobsen</meta:printed-by>
    <meta:print-date>2010-09-15T08:46:04</meta:print-date>
    <meta:document-statistic meta:table-count="2" meta:image-count="1" meta:object-count="0" meta:page-count="1" meta:paragraph-count="21" meta:word-count="132" meta:character-count="796" meta:non-whitespace-character-count="678"/>
  </office:meta>
</office:document-meta>
</file>